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2.633cm"/>
    </style:style>
    <style:style style:name="co11" style:family="table-column">
      <style:table-column-properties fo:break-before="auto" style:column-width="2.7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style:font-name="Verdan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style:font-name="Verdana"/>
    </style:style>
    <style:style style:name="ce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eTown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4" table:default-cell-style-name="ce5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  <table:table-cell table:style-name="ce1"/>
          <table:table-cell table:style-name="ce4" table:number-columns-repeated="4"/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098" calcext:value-type="percentage">
            <text:p>0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231" calcext:value-type="percentage">
            <text:p>2,31%</text:p>
          </table:table-cell>
          <table:table-cell office:value-type="percentage" office:value="0.0078" calcext:value-type="percentage">
            <text:p>0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1342" calcext:value-type="percentage">
            <text:p>13,42%</text:p>
          </table:table-cell>
          <table:table-cell office:value-type="percentage" office:value="0.1198" calcext:value-type="percentage">
            <text:p>11,98%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061" calcext:value-type="percentage">
            <text:p>0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073" calcext:value-type="percentage">
            <text:p>0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1525" calcext:value-type="percentage">
            <text:p>15,25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04" calcext:value-type="percentage">
            <text:p>1,0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1206" calcext:value-type="percentage">
            <text:p>12,06%</text:p>
          </table:table-cell>
          <table:table-cell office:value-type="percentage" office:value="0.1084" calcext:value-type="percentage">
            <text:p>10,84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08" calcext:value-type="percentage">
            <text:p>0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1477" calcext:value-type="percentage">
            <text:p>14,77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085" calcext:value-type="percentage">
            <text:p>0,8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1516" calcext:value-type="percentage">
            <text:p>15,16%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149" calcext:value-type="percentage">
            <text:p>1,49%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14892" calcext:value-type="percentage">
            <text:p>14,89%</text:p>
          </table:table-cell>
          <table:table-cell table:style-name="ce2" table:formula="of:=AVERAGE([.C2:.C11])" office:value-type="percentage" office:value="0.12426" calcext:value-type="percentage">
            <text:p>12,43%</text:p>
          </table:table-cell>
          <table:table-cell table:style-name="ce2" table:formula="of:=AVERAGE([.D2:.D11])" office:value-type="percentage" office:value="0.17177" calcext:value-type="percentage">
            <text:p>17,18%</text:p>
          </table:table-cell>
          <table:table-cell table:style-name="ce2" table:formula="of:=AVERAGE([.E2:.E11])" office:value-type="percentage" office:value="0.02" calcext:value-type="percentage">
            <text:p>2,00%</text:p>
          </table:table-cell>
          <table:table-cell table:style-name="ce2" table:formula="of:=AVERAGE([.F2:.F11])" office:value-type="percentage" office:value="0.00968" calcext:value-type="percentage">
            <text:p>0,97%</text:p>
          </table:table-cell>
          <table:table-cell table:style-name="ce2"/>
          <table:table-cell table:style-name="ce6" table:number-columns-repeated="4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eece" table:style-name="ta1">
        <table:table-column table:style-name="co7" table:default-cell-style-name="ce1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5166" calcext:value-type="percentage">
            <text:p>51,66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109" calcext:value-type="percentage">
            <text:p>1,0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5164" calcext:value-type="percentage">
            <text:p>51,6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088" calcext:value-type="percentage">
            <text:p>0,88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888" calcext:value-type="percentage">
            <text:p>8,88%</text:p>
          </table:table-cell>
          <table:table-cell office:value-type="percentage" office:value="0.0081" calcext:value-type="percentage">
            <text:p>0,81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4216" calcext:value-type="percentage">
            <text:p>42,16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5137" calcext:value-type="percentage">
            <text:p>51,37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5217" calcext:value-type="percentage">
            <text:p>52,17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07" calcext:value-type="percentage">
            <text:p>49,07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0334" calcext:value-type="percentage">
            <text:p>3,34%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381" calcext:value-type="percentage">
            <text:p>38,10%</text:p>
          </table:table-cell>
          <table:table-cell table:style-name="ce2" table:formula="of:=AVERAGE([.C2:.C11])" office:value-type="percentage" office:value="0.04342" calcext:value-type="percentage">
            <text:p>4,34%</text:p>
          </table:table-cell>
          <table:table-cell table:style-name="ce2" table:formula="of:=AVERAGE([.D2:.D11])" office:value-type="percentage" office:value="0.5061" calcext:value-type="percentage">
            <text:p>50,61%</text:p>
          </table:table-cell>
          <table:table-cell table:style-name="ce2" table:formula="of:=AVERAGE([.E2:.E11])" office:value-type="percentage" office:value="0.06146" calcext:value-type="percentage">
            <text:p>6,15%</text:p>
          </table:table-cell>
          <table:table-cell table:style-name="ce2" table:formula="of:=AVERAGE([.F2:.F11])" office:value-type="percentage" office:value="0.00851" calcext:value-type="percentage">
            <text:p>0,85%</text:p>
          </table:table-cell>
        </table:table-row>
      </table:table>
      <table:table table:name="iceland" table:style-name="ta1">
        <table:table-column table:style-name="co7" table:default-cell-style-name="ce1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212" calcext:value-type="percentage">
            <text:p>2,12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213" calcext:value-type="percentage">
            <text:p>2,13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4507" calcext:value-type="percentage">
            <text:p>45,0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251" calcext:value-type="percentage">
            <text:p>2,51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849" calcext:value-type="percentage">
            <text:p>28,4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296" calcext:value-type="percentage">
            <text:p>2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4883" calcext:value-type="percentage">
            <text:p>48,83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226" calcext:value-type="percentage">
            <text:p>2,26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9" calcext:value-type="percentage">
            <text:p>39,89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262" calcext:value-type="percentage">
            <text:p>2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0491" calcext:value-type="percentage">
            <text:p>4,91%</text:p>
          </table:table-cell>
          <table:table-cell office:value-type="percentage" office:value="0.0224" calcext:value-type="percentage">
            <text:p>2,24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23" calcext:value-type="percentage">
            <text:p>3,23%</text:p>
          </table:table-cell>
        </table:table-row>
        <table:table-row table:style-name="ro4">
          <table:table-cell office:value-type="string" calcext:value-type="string">
            <text:p>FOLD10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249" calcext:value-type="percentage">
            <text:p>2,49%</text:p>
          </table:table-cell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36867" calcext:value-type="percentage">
            <text:p>36,87%</text:p>
          </table:table-cell>
          <table:table-cell table:style-name="ce2" table:formula="of:=AVERAGE([.C2:.C11])" office:value-type="percentage" office:value="0.07091" calcext:value-type="percentage">
            <text:p>7,09%</text:p>
          </table:table-cell>
          <table:table-cell table:style-name="ce2" table:formula="of:=AVERAGE([.D2:.D11])" office:value-type="percentage" office:value="0.49792" calcext:value-type="percentage">
            <text:p>49,79%</text:p>
          </table:table-cell>
          <table:table-cell table:style-name="ce2" table:formula="of:=AVERAGE([.E2:.E11])" office:value-type="percentage" office:value="0.06329" calcext:value-type="percentage">
            <text:p>6,33%</text:p>
          </table:table-cell>
          <table:table-cell table:style-name="ce2" table:formula="of:=AVERAGE([.F2:.F11])" office:value-type="percentage" office:value="0.02466" calcext:value-type="percentage">
            <text:p>2,47%</text:p>
          </table:table-cell>
        </table:table-row>
      </table:table>
      <table:table table:name="kongo" table:style-name="ta1">
        <table:table-column table:style-name="co7" table:default-cell-style-name="ce1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09" calcext:value-type="percentage">
            <text:p>30,90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207" calcext:value-type="percentage">
            <text:p>12,07%</text:p>
          </table:table-cell>
          <table:table-cell office:value-type="percentage" office:value="0.0556" calcext:value-type="percentage">
            <text:p>5,5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1542" calcext:value-type="percentage">
            <text:p>15,42%</text:p>
          </table:table-cell>
          <table:table-cell office:value-type="percentage" office:value="0.0519" calcext:value-type="percentage">
            <text:p>5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063" calcext:value-type="percentage">
            <text:p>10,63%</text:p>
          </table:table-cell>
          <table:table-cell office:value-type="percentage" office:value="0.0419" calcext:value-type="percentage">
            <text:p>4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513" calcext:value-type="percentage">
            <text:p>5,1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0451" calcext:value-type="percentage">
            <text:p>4,51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1288" calcext:value-type="percentage">
            <text:p>12,88%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62" calcext:value-type="percentage">
            <text:p>26,62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1125" calcext:value-type="percentage">
            <text:p>11,25%</text:p>
          </table:table-cell>
          <table:table-cell office:value-type="percentage" office:value="0.0545" calcext:value-type="percentage">
            <text:p>5,45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972" calcext:value-type="percentage">
            <text:p>29,72%</text:p>
          </table:table-cell>
          <table:table-cell office:value-type="percentage" office:value="0.317" calcext:value-type="percentage">
            <text:p>31,70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0472" calcext:value-type="percentage">
            <text:p>4,72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402" calcext:value-type="percentage">
            <text:p>34,02%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485" calcext:value-type="percentage">
            <text:p>4,85%</text:p>
          </table:table-cell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26516" calcext:value-type="percentage">
            <text:p>26,52%</text:p>
          </table:table-cell>
          <table:table-cell table:style-name="ce2" table:formula="of:=AVERAGE([.C2:.C11])" office:value-type="percentage" office:value="0.30157" calcext:value-type="percentage">
            <text:p>30,16%</text:p>
          </table:table-cell>
          <table:table-cell table:style-name="ce2" table:formula="of:=AVERAGE([.D2:.D11])" office:value-type="percentage" office:value="0.32707" calcext:value-type="percentage">
            <text:p>32,71%</text:p>
          </table:table-cell>
          <table:table-cell table:style-name="ce2" table:formula="of:=AVERAGE([.E2:.E11])" office:value-type="percentage" office:value="0.13754" calcext:value-type="percentage">
            <text:p>13,75%</text:p>
          </table:table-cell>
          <table:table-cell table:style-name="ce2" table:formula="of:=AVERAGE([.F2:.F11])" office:value-type="percentage" office:value="0.0484" calcext:value-type="percentage">
            <text:p>4,84%</text:p>
          </table:table-cell>
        </table:table-row>
      </table:table>
      <table:table table:name="arabia" table:style-name="ta1">
        <table:table-column table:style-name="co8" table:default-cell-style-name="ce1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4096" calcext:value-type="percentage">
            <text:p>40,9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0282" calcext:value-type="percentage">
            <text:p>2,8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4373" calcext:value-type="percentage">
            <text:p>43,7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112" calcext:value-type="percentage">
            <text:p>1,12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4956" calcext:value-type="percentage">
            <text:p>49,56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861" calcext:value-type="percentage">
            <text:p>38,61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074" calcext:value-type="percentage">
            <text:p>0,74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4124" calcext:value-type="percentage">
            <text:p>41,24%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5093" calcext:value-type="percentage">
            <text:p>50,93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078" calcext:value-type="percentage">
            <text:p>0,78%</text:p>
          </table:table-cell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41625" calcext:value-type="percentage">
            <text:p>41,63%</text:p>
          </table:table-cell>
          <table:table-cell table:style-name="ce2" table:formula="of:=AVERAGE([.C2:.C11])" office:value-type="percentage" office:value="0.07615" calcext:value-type="percentage">
            <text:p>7,62%</text:p>
          </table:table-cell>
          <table:table-cell table:style-name="ce2" table:formula="of:=AVERAGE([.D2:.D11])" office:value-type="percentage" office:value="0.48941" calcext:value-type="percentage">
            <text:p>48,94%</text:p>
          </table:table-cell>
          <table:table-cell table:style-name="ce2" table:formula="of:=AVERAGE([.E2:.E11])" office:value-type="percentage" office:value="0.0491" calcext:value-type="percentage">
            <text:p>4,91%</text:p>
          </table:table-cell>
          <table:table-cell table:style-name="ce2" table:formula="of:=AVERAGE([.F2:.F11])" office:value-type="percentage" office:value="0.00733" calcext:value-type="percentage">
            <text:p>0,73%</text:p>
          </table:table-cell>
        </table:table-row>
      </table:table>
      <table:table table:name="svalvard" table:style-name="ta1">
        <table:table-column table:style-name="co7" table:default-cell-style-name="ce1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149" calcext:value-type="percentage">
            <text:p>1,4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096" calcext:value-type="percentage">
            <text:p>0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4854" calcext:value-type="percentage">
            <text:p>48,5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195" calcext:value-type="percentage">
            <text:p>31,95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328" calcext:value-type="percentage">
            <text:p>3,28%</text:p>
          </table:table-cell>
          <table:table-cell office:value-type="percentage" office:value="0.0113" calcext:value-type="percentage">
            <text:p>1,13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47" calcext:value-type="percentage">
            <text:p>28,47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128" calcext:value-type="percentage">
            <text:p>1,2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116" calcext:value-type="percentage">
            <text:p>1,16%</text:p>
          </table:table-cell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27555" calcext:value-type="percentage">
            <text:p>27,56%</text:p>
          </table:table-cell>
          <table:table-cell table:style-name="ce2" table:formula="of:=AVERAGE([.C2:.C11])" office:value-type="percentage" office:value="0.23296" calcext:value-type="percentage">
            <text:p>23,30%</text:p>
          </table:table-cell>
          <table:table-cell table:style-name="ce2" table:formula="of:=AVERAGE([.D2:.D11])" office:value-type="percentage" office:value="0.47218" calcext:value-type="percentage">
            <text:p>47,22%</text:p>
          </table:table-cell>
          <table:table-cell table:style-name="ce2" table:formula="of:=AVERAGE([.E2:.E11])" office:value-type="percentage" office:value="0.05071" calcext:value-type="percentage">
            <text:p>5,07%</text:p>
          </table:table-cell>
          <table:table-cell table:style-name="ce2" table:formula="of:=AVERAGE([.F2:.F11])" office:value-type="percentage" office:value="0.01106" calcext:value-type="percentage">
            <text:p>1,11%</text:p>
          </table:table-cell>
        </table:table-row>
      </table:table>
      <table:table table:name="turkey" table:style-name="ta1">
        <table:table-column table:style-name="co8" table:default-cell-style-name="ce1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row table:style-name="ro1">
          <table:table-cell/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0492" calcext:value-type="percentage">
            <text:p>4,92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051" calcext:value-type="percentage">
            <text:p>0,5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064" calcext:value-type="percentage">
            <text:p>0,64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063" calcext:value-type="percentage">
            <text:p>0,6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018" calcext:value-type="percentage">
            <text:p>50,18%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24" calcext:value-type="percentage">
            <text:p>39,2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365" calcext:value-type="percentage">
            <text:p>3,65%</text:p>
          </table:table-cell>
          <table:table-cell office:value-type="percentage" office:value="0.0047" calcext:value-type="percentage">
            <text:p>0,47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43" calcext:value-type="percentage">
            <text:p>4,30%</text:p>
          </table:table-cell>
          <table:table-cell office:value-type="percentage" office:value="0.0049" calcext:value-type="percentage">
            <text:p>0,49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416" calcext:value-type="percentage">
            <text:p>34,16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4779" calcext:value-type="percentage">
            <text:p>47,79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056" calcext:value-type="percentage">
            <text:p>0,5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4894" calcext:value-type="percentage">
            <text:p>48,94%</text:p>
          </table:table-cell>
          <table:table-cell office:value-type="percentage" office:value="0.0514" calcext:value-type="percentage">
            <text:p>5,14%</text:p>
          </table:table-cell>
          <table:table-cell office:value-type="percentage" office:value="0.0092" calcext:value-type="percentage">
            <text:p>0,92%</text:p>
          </table:table-cell>
        </table:table-row>
        <table:table-row table:style-name="ro3">
          <table:table-cell table:style-name="ce2" office:value-type="string" calcext:value-type="string">
            <text:p>AVERAGE</text:p>
          </table:table-cell>
          <table:table-cell table:style-name="ce2" table:formula="of:=AVERAGE([.B2:.B11])" office:value-type="percentage" office:value="0.33532" calcext:value-type="percentage">
            <text:p>33,53%</text:p>
          </table:table-cell>
          <table:table-cell table:style-name="ce2" table:formula="of:=AVERAGE([.C2:.C11])" office:value-type="percentage" office:value="0.07808" calcext:value-type="percentage">
            <text:p>7,81%</text:p>
          </table:table-cell>
          <table:table-cell table:style-name="ce2" table:formula="of:=AVERAGE([.D2:.D11])" office:value-type="percentage" office:value="0.49097" calcext:value-type="percentage">
            <text:p>49,10%</text:p>
          </table:table-cell>
          <table:table-cell table:style-name="ce2" table:formula="of:=AVERAGE([.E2:.E11])" office:value-type="percentage" office:value="0.05052" calcext:value-type="percentage">
            <text:p>5,05%</text:p>
          </table:table-cell>
          <table:table-cell table:style-name="ce2" table:formula="of:=AVERAGE([.F2:.F11])" office:value-type="percentage" office:value="0.00626" calcext:value-type="percentage">
            <text:p>0,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09:07:55.98573714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9:24:55.539065324</meta:creation-date>
    <dc:date>2025-12-11T11:22:18.395306363</dc:date>
    <meta:editing-duration>PT20H53M35S</meta:editing-duration>
    <meta:editing-cycles>183</meta:editing-cycles>
    <meta:generator>LibreOffice/24.2.7.2$Linux_X86_64 LibreOffice_project/420$Build-2</meta:generator>
    <meta:document-statistic meta:table-count="7" meta:cell-count="497" meta:object-count="0"/>
  </office:meta>
</office:document-meta>
</file>